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355269" loext:opacity="100%" style:font-name="Franklin Gothic Medium" fo:font-size="28pt" officeooo:rsid="0004237b" officeooo:paragraph-rsid="0004237b" style:font-size-asian="28pt" style:font-size-complex="28pt"/>
    </style:style>
    <style:style style:name="P2" style:family="paragraph" style:parent-style-name="Header">
      <style:paragraph-properties fo:text-align="center" style:justify-single-word="false"/>
      <style:text-properties fo:color="#3465a4" loext:opacity="100%" style:font-name="Franklin Gothic Medium" fo:font-size="16pt" fo:font-weight="bold" officeooo:rsid="00057811" officeooo:paragraph-rsid="00057811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text-properties fo:font-variant="normal" fo:text-transform="none" fo:color="#000000" loext:opacity="100%" style:font-name="Trebuchet MS" fo:font-size="12pt" fo:letter-spacing="normal" fo:font-style="normal" fo:font-weight="normal" officeooo:rsid="0005a94e" officeooo:paragraph-rsid="0005a94e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loext:opacity="100%" style:font-name="Trebuchet MS" fo:font-size="12pt" fo:letter-spacing="normal" fo:font-style="normal" fo:font-weight="normal" officeooo:paragraph-rsid="0005a94e" style:font-name-asian="NSimSun1" style:font-size-asian="12pt" style:font-name-complex="Liberation Mono" style:font-size-complex="12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style:font-name="Trebuchet MS" fo:font-size="12pt" fo:letter-spacing="normal" style:font-size-asian="12pt" style:font-size-complex="12pt"/>
    </style:style>
    <style:style style:name="P7" style:family="paragraph" style:parent-style-name="Preformatted_20_Text">
      <style:text-properties fo:font-variant="normal" fo:text-transform="none" fo:color="#000000" loext:opacity="100%" style:font-name="Trebuchet MS" fo:font-size="16pt" fo:letter-spacing="normal" fo:font-style="normal" fo:font-weight="normal" officeooo:rsid="0005a94e" officeooo:paragraph-rsid="0005a94e" style:font-size-asian="16pt" style:font-size-complex="16pt"/>
    </style:style>
    <style:style style:name="P8" style:family="paragraph" style:parent-style-name="Preformatted_20_Text">
      <style:text-properties fo:font-variant="normal" fo:text-transform="none" fo:color="#355269" loext:opacity="100%" style:font-name="Trebuchet MS" fo:font-size="12pt" fo:letter-spacing="normal" fo:font-style="normal" fo:font-weight="bold" officeooo:rsid="00057811" officeooo:paragraph-rsid="00057811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variant="normal" fo:text-transform="none" fo:color="#355269" loext:opacity="100%" style:font-name="Trebuchet MS" fo:font-size="12pt" fo:letter-spacing="normal" fo:font-style="normal" fo:font-weight="bold" officeooo:rsid="00057811" officeooo:paragraph-rsid="0005a94e" style:font-name-asian="NSimSun1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paragraph-properties fo:orphans="2" fo:widows="2"/>
      <style:text-properties style:font-name="Trebuchet MS" fo:font-size="12pt" style:font-size-asian="12pt" style:font-size-complex="12pt"/>
    </style:style>
    <style:style style:name="P1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55269" loext:opacity="100%" style:font-name="Trebuchet MS" fo:font-size="12pt" fo:letter-spacing="normal" fo:font-style="normal" fo:font-weight="bold" officeooo:rsid="00057811" style:font-name-asian="NSimSun1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paragraph-properties fo:margin-left="1.251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3" style:family="paragraph" style:parent-style-name="Preformatted_20_Text">
      <style:paragraph-properties fo:margin-left="1.251cm" fo:margin-right="0cm" fo:orphans="2" fo:widows="2" fo:text-indent="0cm" style:auto-text-indent="false"/>
    </style:style>
    <style:style style:name="P14" style:family="paragraph" style:parent-style-name="Standard">
      <style:text-properties officeooo:rsid="0005a94e" officeooo:paragraph-rsid="0005a94e"/>
    </style:style>
    <style:style style:name="P15" style:family="paragraph" style:parent-style-name="Standard">
      <style:text-properties fo:font-size="16pt" fo:font-weight="bold" officeooo:rsid="0005a94e" officeooo:paragraph-rsid="0005a94e" style:font-size-asian="16pt" style:font-weight-asian="bold" style:font-size-complex="16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bf0041" loext:opacity="100%" fo:letter-spacing="normal" fo:font-style="normal" fo:font-weight="bold" style:font-name-asian="NSimSun1" style:font-weight-asian="bold" style:font-name-complex="Liberation Mono" style:font-weight-complex="bold"/>
    </style:style>
    <style:style style:name="T5" style:family="text">
      <style:text-properties fo:color="#127622" loext:opacity="100%" fo:font-style="normal" fo:font-weight="normal"/>
    </style:style>
    <style:style style:name="T6" style:family="text">
      <style:text-properties fo:color="#127622" loext:opacity="100%" fo:font-style="normal" fo:font-weight="bold" style:font-weight-asian="bold" style:font-weight-complex="bold"/>
    </style:style>
    <style:style style:name="T7" style:family="text">
      <style:text-properties fo:color="#127622" loext:opacity="100%" fo:font-style="normal" fo:font-weight="bold" style:font-name-asian="NSimSun1" style:font-weight-asian="bold" style:font-name-complex="Liberation Mono" style:font-weight-complex="bold"/>
    </style:style>
    <style:style style:name="T8" style:family="text">
      <style:text-properties fo:color="#127622" loext:opacity="100%" fo:font-weight="bold" style:font-weight-asian="bold" style:font-weight-complex="bold"/>
    </style:style>
    <style:style style:name="T9" style:family="text">
      <style:text-properties fo:color="#bf0041" loext:opacity="100%"/>
    </style:style>
    <style:style style:name="T10" style:family="text">
      <style:text-properties fo:color="#bf0041" loext:opacity="100%" fo:font-weight="bold" style:font-weight-asian="bold" style:font-weight-complex="bold"/>
    </style:style>
    <style:style style:name="T11" style:family="text">
      <style:text-properties fo:color="#bf0041" loext:opacity="100%" fo:font-style="normal" fo:font-weight="bold" style:font-name-asian="NSimSun1" style:font-weight-asian="bold" style:font-name-complex="Liberation Mono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FRAME:</text:p>
      <text:p text:style-name="P4"/>
      <text:p text:style-name="P8">&lt;html&gt;</text:p>
      <text:p text:style-name="P6"><text:span text:style-name="T1"><text:tab/>&lt;head&gt;</text:span></text:p>
      <text:p text:style-name="P6"><text:span text:style-name="T1"><text:tab/></text:span><text:span text:style-name="T11">&lt;script&gt;</text:span></text:p>
      <text:p text:style-name="P6"><text:span text:style-name="T1"><text:tab/>function init(){</text:span></text:p>
      <text:p text:style-name="P6"><text:s text:c="6"/><text:tab/><text:span text:style-name="T1">const message = JSON.stringify({</text:span></text:p>
      <text:p text:style-name="P6"><text:s text:c="12"/><text:tab/><text:span text:style-name="T1">message: 'Hello from iframe',</text:span></text:p>
      <text:p text:style-name="P6"><text:s text:c="12"/><text:tab/><text:span text:style-name="T1">date: Date.now(),</text:span></text:p>
      <text:p text:style-name="P6"><text:s text:c="18"/><text:span text:style-name="T1">});</text:span></text:p>
      <text:p text:style-name="P6"><text:s text:c="12"/><text:span text:style-name="T1">window.parent.postMessage(message, '*');</text:span></text:p>
      <text:p text:style-name="P6"><text:s text:c="12"/><text:span text:style-name="T1">}</text:span></text:p>
      <text:p text:style-name="P10"><text:span text:style-name="T2"><text:s text:c="6"/></text:span><text:span text:style-name="T4">&lt;/script&gt;</text:span></text:p>
      <text:p text:style-name="P6"><text:s text:c="6"/><text:span text:style-name="T1">&lt;/head&gt;</text:span></text:p>
      <text:p text:style-name="P6"><text:s text:c="6"/><text:span text:style-name="T6">&lt;body&gt;</text:span></text:p>
      <text:p text:style-name="P6"><text:s text:c="6"/><text:tab/><text:span text:style-name="T1">&lt;button onclick="init();"&gt;Manda&lt;/button&gt;</text:span></text:p>
      <text:p text:style-name="P6"><text:s text:c="6"/><text:span text:style-name="T7">&lt;/body&gt;</text:span></text:p>
      <text:p text:style-name="P11">&lt;/html&gt;</text:p>
      <text:p text:style-name="P15">WINDOW:</text:p>
      <text:p text:style-name="P14"/>
      <text:p text:style-name="P9">&lt;html&gt;</text:p>
      <text:p text:style-name="P5"><text:tab/>&lt;head&gt;</text:p>
      <text:p text:style-name="P5"><text:tab/><text:span text:style-name="T10">&lt;script&gt;</text:span></text:p>
      <text:p text:style-name="P5"><text:tab/><text:tab/>function init(){</text:p>
      <text:p text:style-name="P5"><text:tab/><text:tab/><text:tab/>window.addEventListener('message', function (e) {</text:p>
      <text:p text:style-name="P5"><text:tab/><text:tab/><text:tab/> <text:s text:c="3"/>// Get the sent data</text:p>
      <text:p text:style-name="P5"><text:tab/><text:tab/><text:tab/> <text:s text:c="3"/>const data = e.data;</text:p>
      <text:p text:style-name="P5"><text:tab/><text:tab/><text:tab/>alert(data);</text:p>
      <text:p text:style-name="P5"><text:tab/><text:tab/><text:tab/> <text:s text:c="3"/>// If you encode the message in JSON before sending them,</text:p>
      <text:p text:style-name="P5"><text:tab/><text:tab/><text:tab/> <text:s text:c="3"/>// then decode here</text:p>
      <text:p text:style-name="P5"><text:tab/><text:tab/><text:tab/> <text:s text:c="3"/>// const decoded = JSON.parse(data);</text:p>
      <text:p text:style-name="P5"><text:tab/><text:tab/><text:tab/>});</text:p>
      <text:p text:style-name="P5"><text:tab/><text:tab/><text:tab/>}</text:p>
      <text:p text:style-name="P5"/>
      <text:p text:style-name="P5"><text:tab/><text:span text:style-name="T10">&lt;/script&gt;</text:span></text:p>
      <text:p text:style-name="P5"><text:tab/>&lt;/head&gt;</text:p>
      <text:p text:style-name="P5"><text:tab/><text:span text:style-name="T8">&lt;body onload="init();"&gt;</text:span></text:p>
      <text:p text:style-name="P5"><text:tab/><text:tab/>&lt;iframe width=500 height=500 src="tela.html"&gt;&lt;/iframe&gt;</text:p>
      <text:p text:style-name="P5"><text:tab/><text:span text:style-name="T8">&lt;/body&gt;</text:span></text:p>
      <text:p text:style-name="P9">&lt;/html&gt;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55269" loext:opacity="100%" style:font-name="Franklin Gothic Medium" fo:font-size="28pt" officeooo:rsid="0004237b" officeooo:paragraph-rsid="0004237b" style:font-size-asian="28pt" style:font-size-complex="28pt"/>
    </style:style>
    <style:style style:name="MP2" style:family="paragraph" style:parent-style-name="Header">
      <style:paragraph-properties fo:text-align="center" style:justify-single-word="false"/>
      <style:text-properties fo:color="#3465a4" loext:opacity="100%" style:font-name="Franklin Gothic Medium" fo:font-size="16pt" fo:font-weight="bold" officeooo:rsid="00057811" officeooo:paragraph-rsid="00057811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0.47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8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INDOW MESSAGES</text:p>
        <text:p text:style-name="MP2">(Origin: IFRAME – Target: Window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09:26:35.234000000</meta:creation-date>
    <dc:date>2022-01-05T17:30:40.261000000</dc:date>
    <meta:editing-duration>PT1H27M21S</meta:editing-duration>
    <meta:editing-cycles>6</meta:editing-cycles>
    <meta:generator>LibreOffice/7.0.1.2$Windows_X86_64 LibreOffice_project/7cbcfc562f6eb6708b5ff7d7397325de9e764452</meta:generator>
    <meta:print-date>2022-01-05T09:49:18.927000000</meta:print-date>
    <meta:document-statistic meta:table-count="0" meta:image-count="0" meta:object-count="0" meta:page-count="1" meta:paragraph-count="39" meta:word-count="85" meta:character-count="822" meta:non-whitespace-character-count="609"/>
  </office:meta>
</office:document-meta>
</file>